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6382in" table:align="left"/>
    </style:style>
    <style:style style:name="Table1.A" style:family="table-column">
      <style:table-column-properties style:column-width="3.638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4951in" table:align="left"/>
    </style:style>
    <style:style style:name="Table2.A" style:family="table-column">
      <style:table-column-properties style:column-width="3.495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76130" officeooo:paragraph-rsid="00076130"/>
    </style:style>
    <style:style style:name="P2" style:family="paragraph" style:parent-style-name="Standard">
      <style:text-properties officeooo:rsid="000a01fc" officeooo:paragraph-rsid="000a01fc"/>
    </style:style>
    <style:style style:name="P3" style:family="paragraph" style:parent-style-name="Standard">
      <style:text-properties officeooo:rsid="000ccdde" officeooo:paragraph-rsid="000ccdde"/>
    </style:style>
    <style:style style:name="P4" style:family="paragraph" style:parent-style-name="Standard">
      <style:text-properties officeooo:rsid="00165c48" officeooo:paragraph-rsid="00165c48"/>
    </style:style>
    <style:style style:name="P5" style:family="paragraph" style:parent-style-name="Standard">
      <style:text-properties officeooo:rsid="001859cb" officeooo:paragraph-rsid="001859cb"/>
    </style:style>
    <style:style style:name="P6" style:family="paragraph" style:parent-style-name="Standard">
      <style:text-properties officeooo:rsid="002749c0" officeooo:paragraph-rsid="002749c0"/>
    </style:style>
    <style:style style:name="P7" style:family="paragraph" style:parent-style-name="Standard">
      <style:text-properties officeooo:paragraph-rsid="002749c0"/>
    </style:style>
    <style:style style:name="P8" style:family="paragraph" style:parent-style-name="Standard">
      <style:text-properties officeooo:rsid="0027889d" officeooo:paragraph-rsid="0027889d"/>
    </style:style>
    <style:style style:name="P9" style:family="paragraph" style:parent-style-name="Standard">
      <style:text-properties officeooo:rsid="002a9839" officeooo:paragraph-rsid="002a9839"/>
    </style:style>
    <style:style style:name="P10" style:family="paragraph" style:parent-style-name="Standard">
      <style:text-properties officeooo:rsid="002dfd9f" officeooo:paragraph-rsid="002dfd9f"/>
    </style:style>
    <style:style style:name="P11" style:family="paragraph" style:parent-style-name="Standard">
      <style:text-properties officeooo:rsid="0031df98" officeooo:paragraph-rsid="0031df98"/>
    </style:style>
    <style:style style:name="P12" style:family="paragraph" style:parent-style-name="Standard">
      <style:text-properties officeooo:rsid="003fdb30" officeooo:paragraph-rsid="003fdb30"/>
    </style:style>
    <style:style style:name="P13" style:family="paragraph" style:parent-style-name="Standard">
      <style:text-properties officeooo:rsid="00436815" officeooo:paragraph-rsid="00436815"/>
    </style:style>
    <style:style style:name="P14" style:family="paragraph" style:parent-style-name="Standard">
      <style:text-properties officeooo:rsid="00449626" officeooo:paragraph-rsid="00449626"/>
    </style:style>
    <style:style style:name="P15" style:family="paragraph" style:parent-style-name="Standard">
      <style:text-properties officeooo:rsid="004636c6" officeooo:paragraph-rsid="004636c6"/>
    </style:style>
    <style:style style:name="P16" style:family="paragraph" style:parent-style-name="Standard">
      <style:text-properties officeooo:rsid="004636c6" officeooo:paragraph-rsid="004636c6"/>
    </style:style>
    <style:style style:name="P17" style:family="paragraph" style:parent-style-name="Standard">
      <style:text-properties officeooo:rsid="004e5b15" officeooo:paragraph-rsid="004e5b15"/>
    </style:style>
    <style:style style:name="T1" style:family="text">
      <style:text-properties officeooo:rsid="000e0590"/>
    </style:style>
    <style:style style:name="T2" style:family="text">
      <style:text-properties officeooo:rsid="000fbc08"/>
    </style:style>
    <style:style style:name="T3" style:family="text">
      <style:text-properties officeooo:rsid="002749c0"/>
    </style:style>
    <style:style style:name="T4" style:family="text">
      <style:text-properties officeooo:rsid="0032e8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</text:p>
      <text:p text:style-name="P1">&gt; cd ~/catkin_ws/src</text:p>
      <text:p text:style-name="P1">&gt; git clone https://github.com/Woohye0n/racing_exercise.git</text:p>
      <text:p text:style-name="P1">&gt; cd racing_exercise</text:p>
      <text:p text:style-name="P1">&gt; git checkout devel</text:p>
      <text:p text:style-name="P1">Branch 'devel' set up to track remote branch 'devel' from 'origin'.</text:p>
      <text:p text:style-name="P1">Switched to a new branch 'devel'</text:p>
      <text:p text:style-name="P1">&gt; git checkout juncheol</text:p>
      <text:p text:style-name="P1">Branch 'juncheol' set up to track remote branch 'juncheol' from 'origin'.</text:p>
      <text:p text:style-name="P1">Switched to a new branch 'juncheol'</text:p>
      <text:p text:style-name="P1">&gt; code .</text:p>
      <text:p text:style-name="P1">&gt; git merge devel</text:p>
      <text:p text:style-name="P1">Updating a3f18a9..44066cc</text:p>
      <text:p text:style-name="P1">Fast-forward</text:p>
      <text:p text:style-name="P1"><text:s/>turtlebot_follower_ex/CMakeLists.txt <text:s text:c="14"/>| <text:s/>29 ++--</text:p>
      <text:p text:style-name="P1"><text:s/>.../include/turtlebot_follower_ex/follower.h <text:s text:c="6"/>| <text:s/>26 +---</text:p>
      <text:p text:style-name="P1"><text:s/>turtlebot_follower_ex/package.xml <text:s text:c="17"/>| <text:s/>14 +-</text:p>
      <text:p text:style-name="P1"><text:s/>turtlebot_follower_ex/src/follower.cpp <text:s text:c="12"/>| 156 +++++++++++++++++++++</text:p>
      <text:p text:style-name="P1"><text:s/>turtlebot_follower_ex/src/follwer.cpp <text:s text:c="13"/>| <text:s/>34 -----</text:p>
      <text:p text:style-name="P1"><text:s/>5 files changed, 186 insertions(+), 73 deletions(-)</text:p>
      <text:p text:style-name="P1"><text:s/>create mode 100644 turtlebot_follower_ex/src/follower.cpp</text:p>
      <text:p text:style-name="P1"><text:s/>delete mode 100644 turtlebot_follower_ex/src/follwer.cpp</text:p>
      <text:p text:style-name="P1">&gt; code .</text:p>
      <text:p text:style-name="P1"/>
      <text:p text:style-name="P1">~/c/s/racing_exercise juncheol &gt;1 &gt; <text:s text:c="2"/></text:p>
      <text:p text:style-name="P1"/>
      <text:p text:style-name="P3">-git flow-</text:p>
      <text:p text:style-name="P2">pull</text:p>
      <text:p text:style-name="P2">add</text:p>
      <text:p text:style-name="P2">commit</text:p>
      <text:p text:style-name="P2">push</text:p>
      <text:p text:style-name="P2">merge<text:tab/><text:tab/><text:tab/><text:tab/><text:span text:style-name="T1">conflict :</text:span><text:span text:style-name="T2">(</text:span></text:p>
      <text:p text:style-name="P2"/>
      <text:p text:style-name="P2">git add --all</text:p>
      <text:p text:style-name="P2">git commit -m "rPthr tnwjd wnd"</text:p>
      <text:p text:style-name="P2">git push</text:p>
      <text:p text:style-name="P2"/>
      <text:p text:style-name="P4">c++ code</text:p>
      <text:p text:style-name="P5"><text:s/></text:p>
      <text:p text:style-name="P5"/>
      <text:p text:style-name="P7"><text:span text:style-name="T3">ifconfig 안 될 <text:s/>때 </text:span><text:span text:style-name="Source_20_Text">sudo apt-get install net-tools -y</text:span></text:p>
      <text:p text:style-name="P6"/>
      <text:p text:style-name="P8">터틀봇 실행 시 rosrun turtlebot_follower_ex turtlebot_follower_ex </text:p>
      <text:p text:style-name="P8"/>
      <text:p text:style-name="P9">종료 시 rostopic pub /cmd_vel geometry_msgs/Twist "linear:</text:p>
      <text:p text:style-name="P9"><text:s text:c="2"/>x: 0.0</text:p>
      <text:p text:style-name="P9"><text:s text:c="2"/>y: 0.0</text:p>
      <text:p text:style-name="P9"><text:s text:c="2"/>z: 0.0</text:p>
      <text:p text:style-name="P9">angular:</text:p>
      <text:p text:style-name="P9"><text:s text:c="2"/>x: 0.0</text:p>
      <text:p text:style-name="P9"><text:s text:c="2"/>y: 0.0</text:p>
      <text:p text:style-name="P9"><text:s text:c="2"/>z: 0.0"</text:p>
      <text:p text:style-name="P9"><text:soft-page-break/></text:p>
      <text:p text:style-name="P9"/>
      <text:p text:style-name="P10">catkin_build 패키지 이름 &gt; 패키지만 빌드</text:p>
      <text:p text:style-name="P10">작동 안 되면 catkin clean</text:p>
      <text:p text:style-name="P10"/>
      <text:p text:style-name="P10"/>
      <text:p text:style-name="P10"/>
      <text:p text:style-name="P10"/>
      <text:p text:style-name="P11">퍼블리시 섭스크라이브 하는 패키지 만들기</text:p>
      <text:p text:style-name="P11"/>
      <text:p text:style-name="P11"/>
      <text:p text:style-name="P11">Pub<text:tab/><text:tab/><text:tab/><text:tab/><text:tab/><text:tab/><text:tab/>Sub</text:p>
      <text:p text:style-name="P11">lon<text:tab/><text:tab/><text:tab/>토픽으로<text:tab/><text:tab/><text:tab/><text:tab/><text:tab/>XY값으로변환</text:p>
      <text:p text:style-name="P11">lat</text:p>
      <text:p text:style-name="P11"/>
      <text:p text:style-name="P11">기준점</text:p>
      <text:p text:style-name="P11"/>
      <text:p text:style-name="P11"/>
      <text:p text:style-name="P11">서비스로는 원점 좌표</text:p>
      <text:p text:style-name="P11"/>
      <text:p text:style-name="P11">토픽으로는 임의의 좌표</text:p>
      <text:p text:style-name="P11"/>
      <text:p text:style-name="P11">좌표값이 소수 5자리는 가야 m단위 차이가 남</text:p>
      <text:p text:style-name="P11"/>
      <text:p text:style-name="P11"/>
      <text:p text:style-name="P11"/>
      <text:p text:style-name="P11">rosinfo로 출력</text:p>
      <text:p text:style-name="P11"/>
      <text:p text:style-name="P11">디펜던시에 <text:span text:style-name="T4">recommom을 추가해야 함</text:span></text:p>
      <text:p text:style-name="P11"/>
      <text:p text:style-name="P11"/>
      <text:p text:style-name="P11">&gt; git clone https://github.com/Woohye0n/racing_exercise.git</text:p>
      <text:p text:style-name="P11">&gt; git checkout main</text:p>
      <text:p text:style-name="P11">fatal: not a git repository (or any of the parent directories): .git</text:p>
      <text:p text:style-name="P11">&gt; cd src</text:p>
      <text:p text:style-name="P11">&gt; git clone https://github.com/Woohye0n/racing_exercise.git</text:p>
      <text:p text:style-name="P11">fatal: destination path 'racing_exercise' already exists and is not an empty directory.</text:p>
      <text:p text:style-name="P11">&gt; git checkout main</text:p>
      <text:p text:style-name="P11">fatal: not a git repository (or any of the parent directories): .git</text:p>
      <text:p text:style-name="P11">&gt; cd racing_exercise</text:p>
      <text:p text:style-name="P11">&gt; git checkout main</text:p>
      <text:p text:style-name="P11">Switched to branch 'main'</text:p>
      <text:p text:style-name="P11">Your branch is up to date with 'origin/main'.</text:p>
      <text:p text:style-name="P11">&gt; git pull</text:p>
      <text:p text:style-name="P11">Username for 'https://github.com': dd</text:p>
      <text:p text:style-name="P11">Password for 'https://dd@github.com': </text:p>
      <text:p text:style-name="P11"/>
      <text:p text:style-name="P11">&gt; git branch</text:p>
      <text:p text:style-name="P11"/>
      <text:p text:style-name="P11">&gt; git checkout juncheol</text:p>
      <text:p text:style-name="P11">Switched to branch 'juncheol'</text:p>
      <text:p text:style-name="P11"><text:soft-page-break/>Your branch is up to date with 'origin/juncheol'.</text:p>
      <text:p text:style-name="P11">&gt; code .</text:p>
      <text:p text:style-name="P11">&gt; git checkout feature/team2</text:p>
      <text:p text:style-name="P11">error: pathspec 'feature/team2' did not match any file(s) known to git</text:p>
      <text:p text:style-name="P11">&gt; git pull</text:p>
      <text:p text:style-name="P11">Username for 'https://github.com': ddd</text:p>
      <text:p text:style-name="P11">Password for 'https://ddd@github.com': </text:p>
      <text:p text:style-name="P11">From https://github.com/Woohye0n/racing_exercise</text:p>
      <text:p text:style-name="P11"><text:s/>* [new branch] <text:s text:c="5"/>feature/team2 -&gt; origin/feature/team2</text:p>
      <text:p text:style-name="P11">Already up to date.</text:p>
      <text:p text:style-name="P11">&gt; git checkout feature/team2</text:p>
      <text:p text:style-name="P11">Branch 'feature/team2' set up to track remote branch 'feature/team2' from 'origin'.</text:p>
      <text:p text:style-name="P11">Switched to a new branch 'feature/team2'</text:p>
      <text:p text:style-name="P11">&gt; code .</text:p>
      <text:p text:style-name="P11"/>
      <text:p text:style-name="P11">~/c/s/racing_exercise feature/team2 &gt; <text:s text:c="3"/></text:p>
      <text:p text:style-name="P11"/>
      <text:p text:style-name="P11"/>
      <text:p text:style-name="P11"/>
      <text:p text:style-name="P11"/>
      <text:p text:style-name="P12">튜토리얼 subscriber/publisher 복습</text:p>
      <text:p text:style-name="P12">패키지 이름 확정</text:p>
      <text:p text:style-name="P12">역할 분담</text:p>
      <text:p text:style-name="P12"/>
      <text:p text:style-name="P12">단계</text:p>
      <text:p text:style-name="P12"/>
      <text:p text:style-name="P12">1.나는 publisher 데이터 통신 <text:s/>성공</text:p>
      <text:p text:style-name="P12">2.데이터를 담아서 보내고</text:p>
      <text:p text:style-name="P12">3고도위도 데이터 보내고</text:p>
      <text:p text:style-name="P12">4.거리 정보 전달</text:p>
      <text:p text:style-name="P12"/>
      <text:p text:style-name="P13">메시지 형식 </text:p>
      <text:p text:style-name="P14">위도 -90~90</text:p>
      <text:p text:style-name="P14">경도-180 ~ 180</text:p>
      <text:p text:style-name="P15">ifndef 패키지이름 +폴더+파일</text:p>
      <text:p text:style-name="P15">ex) <text:s text:c="4"/>re_practice</text:p>
      <text:p text:style-name="P15"><text:tab/>include<text:tab/></text:p>
      <text:p text:style-name="P15"><text:tab/><text:tab/>re_node</text:p>
      <text:p text:style-name="P15"><text:tab/><text:tab/><text:tab/>practice.h</text:p>
      <text:p text:style-name="P15"/>
      <text:p text:style-name="P15">ifndef RE_Practice-RE_NODE_PRACTICE_H_</text:p>
      <text:p text:style-name="P15">define</text:p>
      <text:p text:style-name="P15"/>
      <text:p text:style-name="P15"/>
      <text:p text:style-name="P15">endif 똑같이..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Cloning into 'robot_racing_2021'...</text:p>
      <text:p text:style-name="P15">Username for 'https://github.com': dfdf</text:p>
      <text:p text:style-name="P15">Password for 'https://dfdf@github.com': </text:p>
      <text:p text:style-name="P15">remote: Enumerating objects: 5019, done.</text:p>
      <text:p text:style-name="P15">remote: Counting objects: 100% (256/256), done.</text:p>
      <text:p text:style-name="P15">remote: Compressing objects: 100% (160/160), done.</text:p>
      <text:p text:style-name="P15">remote: Total 5019 (delta 97), reused 172 (delta 69), pack-reused 4763</text:p>
      <text:p text:style-name="P15">Receiving objects: 100% (5019/5019), 1.17 MiB | 2.46 MiB/s, done.</text:p>
      <text:p text:style-name="P15">Resolving deltas: 100% (2635/2635), done.</text:p>
      <text:p text:style-name="P15">&gt; git pull</text:p>
      <text:p text:style-name="P15">fatal: not a git repository (or any of the parent directories): .git</text:p>
      <text:p text:style-name="P15">&gt; git pull</text:p>
      <text:p text:style-name="P15">fatal: not a git repository (or any of the parent directories): .git</text:p>
      <text:p text:style-name="P15">&gt; cd ~/catkin_ws/src</text:p>
      <text:p text:style-name="P15">&gt; git pull</text:p>
      <text:p text:style-name="P15">fatal: not a git repository (or any of the parent directories): .git</text:p>
      <text:p text:style-name="P15">&gt; git clone https://github.com/rise-lab-skku-racing/robot_racing_2021.git</text:p>
      <text:p text:style-name="P15">Cloning into 'robot_racing_2021'...</text:p>
      <text:p text:style-name="P15">Username for 'https://github.com': dd</text:p>
      <text:p text:style-name="P15">Password for 'https://dd@github.com': </text:p>
      <text:p text:style-name="P15">remote: Enumerating objects: 5019, done.</text:p>
      <text:p text:style-name="P15">remote: Counting objects: 100% (256/256), done.</text:p>
      <text:p text:style-name="P15">remote: Compressing objects: 100% (160/160), done.</text:p>
      <text:p text:style-name="P15">remote: Total 5019 (delta 97), reused 172 (delta 69), pack-reused 4763</text:p>
      <text:p text:style-name="P15">Receiving objects: 100% (5019/5019), 1.17 MiB | 2.30 MiB/s, done.</text:p>
      <text:p text:style-name="P15">Resolving deltas: 100% (2635/2635), done.</text:p>
      <text:p text:style-name="P15">&gt; git pull</text:p>
      <text:p text:style-name="P15">fatal: not a git repository (or any of the parent directories): .git</text:p>
      <text:p text:style-name="P15">&gt; cd robot_racing_2021</text:p>
      <text:p text:style-name="P15">&gt; git pull</text:p>
      <text:p text:style-name="P15">Username for 'https://github.com': dd</text:p>
      <text:p text:style-name="P15">Password for 'https://dd@github.com': </text:p>
      <text:p text:style-name="P15">remote: Support for password authentication was removed on August 13, 2021. Please use a personal access token instead.</text:p>
      <text:p text:style-name="P15">remote: Please see https://github.blog/2020-12-15-token-authentication-requirements-for-git-operations/ for more information.</text:p>
      <text:p text:style-name="P15">fatal: Authentication failed for 'https://github.com/rise-lab-skku-racing/robot_racing_2021.git/'</text:p>
      <text:p text:style-name="P15">&gt; git pull</text:p>
      <text:p text:style-name="P15">Username for 'https://github.com': dd</text:p>
      <text:p text:style-name="P15">Password for 'https://dd@github.com': </text:p>
      <text:p text:style-name="P15">Already up to date.</text:p>
      <text:p text:style-name="P15">&gt; cd third_party</text:p>
      <text:p text:style-name="P15">&gt; cd ntrip_ros</text:p>
      <text:p text:style-name="P15">&gt; ls</text:p>
      <text:p text:style-name="P15">&gt; cd ..</text:p>
      <text:p text:style-name="P15">&gt; git submodule update --init</text:p>
      <text:p text:style-name="P15">Submodule 'third_party/ntrip_ros' (https://github.com/rise-lab-skku-racing/ntrip_ros.git) registered for path 'ntrip_ros'</text:p>
      <text:p text:style-name="P15">Submodule 'third_party/rtcm_msgs' (https://github.com/rise-lab-skku-racing/rtcm_msgs.git) registered for path 'rtcm_msgs'</text:p>
      <text:p text:style-name="P15"><text:soft-page-break/>Submodule 'third_party/ublox_f9p' (https://github.com/rise-lab-skku-racing/ublox_f9p.git) registered for path 'ublox_f9p'</text:p>
      <text:p text:style-name="P15">Submodule 'third_party/usb_cam' (https://github.com/rise-lab-skku-racing/usb_cam.git) registered for path 'usb_cam'</text:p>
      <text:p text:style-name="P15">Submodule 'third_party/velodyne' (https://github.com/rise-lab-skku-racing/velodyne.git) registered for path 'velodyne'</text:p>
      <text:p text:style-name="P15">Cloning into '/home/gwak/catkin_ws/src/robot_racing_2021/third_party/ntrip_ros'...</text:p>
      <text:p text:style-name="P15">Cloning into '/home/gwak/catkin_ws/src/robot_racing_2021/third_party/rtcm_msgs'...</text:p>
      <text:p text:style-name="P15">Cloning into '/home/gwak/catkin_ws/src/robot_racing_2021/third_party/ublox_f9p'...</text:p>
      <text:p text:style-name="P15">Cloning into '/home/gwak/catkin_ws/src/robot_racing_2021/third_party/usb_cam'...</text:p>
      <text:p text:style-name="P15">Cloning into '/home/gwak/catkin_ws/src/robot_racing_2021/third_party/velodyne'...</text:p>
      <text:p text:style-name="P15">Submodule path 'ntrip_ros': checked out 'a93dcd1a97680e7bb8fa35d8dd841ddf91553927'</text:p>
      <text:p text:style-name="P15">Submodule path 'rtcm_msgs': checked out '596ac4de2e8c22d2f06b53abf89725c90043203f'</text:p>
      <text:p text:style-name="P15">Submodule path 'ublox_f9p': checked out '985d6d409573b9ec93fadeedaef3d815d9449c5e'</text:p>
      <text:p text:style-name="P15">Submodule path 'usb_cam': checked out '41a25868dd7d4c27f7f258cd1dee472da7051108'</text:p>
      <text:p text:style-name="P15">Submodule path 'velodyne': checked out '7ee199f4cdfbd10659afbb8be184f202239694cb'</text:p>
      <text:p text:style-name="P15">&gt; git submodule update --remote</text:p>
      <text:p text:style-name="P15">&gt; cd ntrip_ros</text:p>
      <text:p text:style-name="P15">&gt; ls</text:p>
      <text:p text:style-name="P15">CMakeLists.txt <text:s/>launch <text:s/>package.xml <text:s/>README.md <text:s/>scripts</text:p>
      <text:p text:style-name="P15">&gt; cd ..</text:p>
      <text:p text:style-name="P15">&gt; cd ..</text:p>
      <text:p text:style-name="P15">&gt; cd third_party</text:p>
      <text:p text:style-name="P15">&gt; cd ntrip_ros</text:p>
      <text:p text:style-name="P15"/>
      <text:p text:style-name="P15">~/catkin_ws/src/robot_racing_2021/third_party/ntrip_ros @a93dcd1a &gt; <text:s/></text:p>
      <text:p text:style-name="P15"/>
      <text:p text:style-name="P15"><text:line-break/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oslaunch ntrip_ros ntrip_ros.launch</text:p>
      <text:p text:style-name="P15">... logging to /home/gwak/.ros/log/ca9119b8-92e2-11ec-bd62-f75eaaf4e23f/roslaunch-gwak-750XDA-48642.log</text:p>
      <text:p text:style-name="P15">Checking log directory for disk usage. This may take a while.</text:p>
      <text:p text:style-name="P15">Press Ctrl-C to interrupt</text:p>
      <text:p text:style-name="P15">Done checking log file disk usage. Usage is &lt;1GB.</text:p>
      <text:p text:style-name="P15"/>
      <text:p text:style-name="P15">started roslaunch server http://gwak-750XDA:42215/</text:p>
      <text:p text:style-name="P15"/>
      <text:p text:style-name="P15">SUMMARY</text:p>
      <text:p text:style-name="P15">========</text:p>
      <text:p text:style-name="P15"/>
      <text:p text:style-name="P15">PARAMETERS</text:p>
      <text:p text:style-name="P15"><text:soft-page-break/><text:s/>* /ntrip_ros/nmea_gga: $GPGGA,062804.373...</text:p>
      <text:p text:style-name="P15"><text:s/>* /ntrip_ros/ntrip_pass: gnss</text:p>
      <text:p text:style-name="P15"><text:s/>* /ntrip_ros/ntrip_server: gnssdata.or.kr:2101</text:p>
      <text:p text:style-name="P15"><text:s/>* /ntrip_ros/ntrip_stream: SUWN-RTCM31</text:p>
      <text:p text:style-name="P15"><text:s/>* /ntrip_ros/ntrip_user: tnwhdgks@g.skku.edu</text:p>
      <text:p text:style-name="P15"><text:s/>* /ntrip_ros/rtcm_topic: /ublox_gps/rtcm</text:p>
      <text:p text:style-name="P15"><text:s/>* /rosdistro: noetic</text:p>
      <text:p text:style-name="P15"><text:s/>* /rosversion: 1.15.13</text:p>
      <text:p text:style-name="P15"/>
      <text:p text:style-name="P15">NODES</text:p>
      <text:p text:style-name="P15"><text:s text:c="2"/>/</text:p>
      <text:p text:style-name="P15"><text:s text:c="4"/>ntrip_ros (ntrip_ros/ntripclient.py)</text:p>
      <text:p text:style-name="P15"/>
      <text:p text:style-name="P15">auto-starting new master</text:p>
      <text:p text:style-name="P15">process[master]: started with pid [48650]</text:p>
      <text:p text:style-name="P15">ROS_MASTER_URI=http://localhost:11311</text:p>
      <text:p text:style-name="P15"/>
      <text:p text:style-name="P15">setting /run_id to ca9119b8-92e2-11ec-bd62-f75eaaf4e23f</text:p>
      <text:p text:style-name="P15">process[rosout-1]: started with pid [48660]</text:p>
      <text:p text:style-name="P15">started core service [/rosout]</text:p>
      <text:p text:style-name="P15">process[ntrip_ros-2]: started with pid [48669]</text:p>
      <text:p text:style-name="P15"/>
      <text:p text:style-name="P15"/>
      <text:p text:style-name="P17"/>
      <table:table table:name="Table1" table:style-name="Table1">
        <table:table-column table:style-name="Table1.A"/>
        <table:table-row table:style-name="TableLine94239759483504">
          <table:table-cell table:style-name="Table1.A1" office:value-type="string">
            <text:p text:style-name="Table_20_Contents"><text:bookmark text:name="LC46"/>connection = HTTPConnection(self.ntc.ntrip_server)</text:p>
          </table:table-cell>
        </table:table-row>
      </table:table>
      <table:table table:name="Table2" table:style-name="Table2">
        <table:table-column table:style-name="Table2.A"/>
        <table:table-row table:style-name="TableLine94239728547680">
          <table:table-cell table:style-name="Table2.A1" office:value-type="string">
            <text:p text:style-name="Table_20_Contents"><text:bookmark text:name="LC47"/>connection.request('GET', '/'+self.ntc.ntrip_stream,</text:p>
          </table:table-cell>
        </table:table-row>
      </table:table>
      <text:p text:style-name="Text_20_body">self.ntc.nmea_gga, header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5:42:27.499040901</meta:creation-date>
    <dc:date>2022-08-17T16:37:42.481894598</dc:date>
    <meta:editing-duration>PT5H30M6S</meta:editing-duration>
    <meta:editing-cycles>26</meta:editing-cycles>
    <meta:generator>LibreOffice/6.4.7.2$Linux_X86_64 LibreOffice_project/40$Build-2</meta:generator>
    <meta:document-statistic meta:table-count="2" meta:image-count="0" meta:object-count="0" meta:page-count="6" meta:paragraph-count="208" meta:word-count="1002" meta:character-count="7544" meta:non-whitespace-character-count="6718"/>
  </office:meta>
</office:document-meta>
</file>